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<text:s/>Credit Hours </text:p>
          </table:table-cell>
          <table:table-cell table:style-name="ce1" office:value-type="string" calcext:value-type="string">
            <text:p><text:s/>Courses <text:s text:c="2"/></text:p>
          </table:table-cell>
          <table:table-cell table:style-name="ce1" office:value-type="string" calcext:value-type="string">
            <text:p>Descriptions</text:p>
          </table:table-cell>
          <table:table-cell table:style-name="ce1"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CI 099 <text:s text:c="2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11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115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201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21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215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28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01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1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2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3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35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4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50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372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CS 476 <text:s text:c="3"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ATH 110 <text:s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ATH 111 <text:s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ATH 122 <text:s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ATH 221 <text:s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TAT 160 <text:s/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TAT 200 <text:s/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4:24:12.333505824</meta:creation-date>
    <dc:date>2023-09-02T18:33:02.912116536</dc:date>
    <meta:editing-duration>PT4H8M54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